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6.3pt"/>
    </style:style>
    <style:style style:name="co3" style:family="table-column">
      <style:table-column-properties fo:break-before="auto" style:column-width="52.55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251.94pt"/>
    </style:style>
    <style:style style:name="co8" style:family="table-column">
      <style:table-column-properties fo:break-before="auto" style:column-width="116.9pt"/>
    </style:style>
    <style:style style:name="co9" style:family="table-column">
      <style:table-column-properties fo:break-before="auto" style:column-width="29.11pt"/>
    </style:style>
    <style:style style:name="co10" style:family="table-column">
      <style:table-column-properties fo:break-before="auto" style:column-width="27.95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143.35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86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ext-properties fo:font-style="italic" style:text-underline-style="none" style:font-style-asian="italic" style:font-style-complex="italic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2" office:value-type="string" calcext:value-type="string">
            <text:p>Honda Pilot 2 Year Lease deposit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6.16" calcext:value-type="float">
            <text:p>-96.1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9" calcext:value-type="date">
            <text:p>06/29/19</text:p>
          </table:table-cell>
          <table:table-cell office:value-type="string" calcext:value-type="string">
            <text:p>FIDO Jun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Last car fill into rental car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72.18" calcext:value-type="float">
            <text:p>-67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string" calcext:value-type="string">
            <text:p>TD car insurance payment 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nse</text:p>
          </table:table-cell>
          <table:table-cell office:value-type="float" office:value="-183.7" calcext:value-type="float">
            <text:p>-183.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Wire Transfer from China to TD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Incorporation of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Nuans name search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string" calcext:value-type="string">
            <text:p>Nuans name search convex horizon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TD personal to TD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interne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CIBC personal to CIBC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Branch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Gas fill for 40.19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D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IB transfer from HK to IB Canada.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88951.16" calcext:value-type="float">
            <text:p>588951.1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share purchase @ 0.1 per share for 5.8 million shares.</text:p>
          </table:table-cell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office:value-type="string" calcext:value-type="string">
            <text:p>Gas fill for 5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0" calcext:value-type="date">
            <text:p>07/20/19</text:p>
          </table:table-cell>
          <table:table-cell office:value-type="string" calcext:value-type="string">
            <text:p>gas fill for 50.1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1" calcext:value-type="float">
            <text:p>-50.1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3" calcext:value-type="date">
            <text:p>07/23/19</text:p>
          </table:table-cell>
          <table:table-cell office:value-type="string" calcext:value-type="string">
            <text:p>CIBC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gas fill for 47.8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7.86" calcext:value-type="float">
            <text:p>-47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Transfer from CIBC personal to convex cap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28" calcext:value-type="date">
            <text:p>07/28/19</text:p>
          </table:table-cell>
          <table:table-cell office:value-type="string" calcext:value-type="string">
            <text:p>gas fill for 56.9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6.93" calcext:value-type="float">
            <text:p>-56.9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9" calcext:value-type="date">
            <text:p>07/29/19</text:p>
          </table:table-cell>
          <table:table-cell office:value-type="string" calcext:value-type="string">
            <text:p>JK Tax (carol ma accountant meet up)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226" calcext:value-type="float">
            <text:p>-22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IBC 0704 July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1786.78" calcext:value-type="float">
            <text:p>-1786.7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AD from personal to 49919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1" calcext:value-type="date">
            <text:p>08/01/19</text:p>
          </table:table-cell>
          <table:table-cell office:value-type="string" calcext:value-type="string">
            <text:p>CAD from TD business to TD US personal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60.92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0.92" calcext:value-type="float">
            <text:p>-60.9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30 USD(Penn state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30 USD(Penn state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52.65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2.65" calcext:value-type="float">
            <text:p>-52.6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TD Car insuranc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83.63" calcext:value-type="float">
            <text:p>-183.6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Honda car leas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8" calcext:value-type="date">
            <text:p>08/08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3.95" calcext:value-type="float">
            <text:p>-43.9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9" calcext:value-type="date">
            <text:p>08/09/19</text:p>
          </table:table-cell>
          <table:table-cell office:value-type="string" calcext:value-type="string">
            <text:p>wang ke CPA accountant meetup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12" calcext:value-type="date">
            <text:p>08/12/19</text:p>
          </table:table-cell>
          <table:table-cell office:value-type="string" calcext:value-type="string">
            <text:p>to IB 9100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</table:table>
      <table:table table:name="630 Month end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9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9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CIBC</text:p>
          </table:table-cell>
          <table:table-cell table:number-columns-repeated="4"/>
          <table:table-cell table:style-name="ce9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9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9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4" table:default-cell-style-name="Default"/>
        <table:table-row table:style-name="ro1">
          <table:table-cell/>
        </table:table-row>
      </table:table>
      <table:table table:name="Directive" table:style-name="ta1">
        <table:table-column table:style-name="co15" table:default-cell-style-name="ce16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1. Only expenses incurred on the company account, using company debit and/or credit card will be recorded. </text:p>
            <text:p>2. Expenses incurred with personal cards/accounts will NOT be recorded. </text:p>
            <text:p>3. All expenses incurred with company account HAVE to be recorded. </text:p>
            <text:p>4. There will be 1-1 correspondence on company books and business bank statements. 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H2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 style:data-style-name="N2" text:time-value="12:27:51.768300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8-12T12:28:35.562426754</dc:date>
    <meta:editing-duration>P1DT2H35M35S</meta:editing-duration>
    <meta:editing-cycles>106</meta:editing-cycles>
    <meta:generator>LibreOffice/6.0.7.3$Linux_X86_64 LibreOffice_project/00m0$Build-3</meta:generator>
    <meta:document-statistic meta:table-count="4" meta:cell-count="355" meta:object-count="0"/>
  </office:meta>
</office:document-meta>
</file>